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e258" officeooo:paragraph-rsid="0005e258"/>
    </style:style>
    <style:style style:name="P2" style:family="paragraph" style:parent-style-name="Standard">
      <style:paragraph-properties fo:text-align="start" style:justify-single-word="false"/>
      <style:text-properties officeooo:rsid="0005e258" officeooo:paragraph-rsid="0005e258"/>
    </style:style>
    <style:style style:name="P3" style:family="paragraph" style:parent-style-name="Standard">
      <style:paragraph-properties fo:text-align="start" style:justify-single-word="false"/>
      <style:text-properties officeooo:rsid="000709bc" officeooo:paragraph-rsid="000709bc"/>
    </style:style>
    <style:style style:name="P4" style:family="paragraph" style:parent-style-name="Standard">
      <style:paragraph-properties fo:text-align="start" style:justify-single-word="false"/>
      <style:text-properties officeooo:rsid="0008ffb4" officeooo:paragraph-rsid="0008ffb4"/>
    </style:style>
    <style:style style:name="P5" style:family="paragraph" style:parent-style-name="Standard">
      <style:paragraph-properties fo:text-align="center" style:justify-single-word="false"/>
      <style:text-properties officeooo:rsid="000a5022" officeooo:paragraph-rsid="000a5022"/>
    </style:style>
    <style:style style:name="P6" style:family="paragraph" style:parent-style-name="Standard">
      <style:paragraph-properties fo:text-align="start" style:justify-single-word="false"/>
      <style:text-properties officeooo:rsid="000a5022" officeooo:paragraph-rsid="000a5022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5e258" officeooo:paragraph-rsid="0005e25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a5022" officeooo:paragraph-rsid="000a502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a803b" officeooo:paragraph-rsid="000a803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a5022" officeooo:paragraph-rsid="000a502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a803b" officeooo:paragraph-rsid="000a803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c2593" officeooo:paragraph-rsid="000c2593" style:font-weight-asian="normal" style:font-weight-complex="normal"/>
    </style:style>
    <style:style style:name="T1" style:family="text">
      <style:text-properties officeooo:rsid="000709bc"/>
    </style:style>
    <style:style style:name="T2" style:family="text">
      <style:text-properties officeooo:rsid="0008ffb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a803b"/>
    </style:style>
    <style:style style:name="T5" style:family="text">
      <style:text-properties officeooo:rsid="000c25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kcja</text:p>
      <text:p text:style-name="P2">Temat: Lekcja organizacyjna</text:p>
      <text:p text:style-name="P1"/>
      <text:p text:style-name="P7">Instrukcja bezpieczeństwa w pracowni elektryczno-elektronicznej</text:p>
      <text:p text:style-name="P2"/>
      <text:p text:style-name="P2">W pracowni elektryczno-elektronicznej podczas wykonywania pomiarów oraz badań układów elektrycznych, urządzeń I maszyn elektrycznych mogą występować <text:span text:style-name="T1">niebezpieczne napięcia stanowiące zagrożenia porażenia prądem elektrycznym oraz poparzenia ładunkiem elektrycznym. Zagrożenie stanowią również wirujące części maszyn. W celu zagwarantowania bezpieczeństwa pracy w pracowni należy przestrzegać przedstawionych poniżej zasad postępowania.</text:span></text:p>
      <text:p text:style-name="P2"/>
      <text:p text:style-name="P3">1. wczniowie mogą przebywać w pracowni tylko pod opieką nauczyciela</text:p>
      <text:p text:style-name="P3">2. w pracowni elektryczno-elektronicznej nie wolno:</text:p>
      <text:p text:style-name="P3"><text:s/>a) manipulować przy głównej tablicy rozdzielczej I tablicach stanowiskowych.</text:p>
      <text:p text:style-name="P3"><text:s/>b) samodzielnie załączać badanych obwodów. </text:p>
      <text:p text:style-name="P3"><text:s/>c) dokonywać zmian w badanych obwodach bez wyłączenia napięcia I uzyskania zgody nauczyciela prowadzącego zajęcia.</text:p>
      <text:p text:style-name="P3"><text:s/>d) opuszczać samowolnie pracowni oraz stanowiska grupy ćwiczeniowej.</text:p>
      <text:p text:style-name="P3">3. przed przystąpieniem do pracy należy sprawdzić czy używane przyżądy nie są uszkodzone mechanicznie. O uszkodzeniach powiadomić nauczyciela.</text:p>
      <text:p text:style-name="P3">4. w trakcie zajęć należy ostrożnie obchodzić się z przyrządami, zwłaszcza przy ich przenoszeniu. Nie należy stawiać przyrządu na przewodzie zasilającym.</text:p>
      <text:p text:style-name="P3">5. stoły pomiarowe powinny być oczyszczone ze zbędnych przedmiotów.</text:p>
      <text:p text:style-name="P3">6. obudowy wszystkich przyrządów I elementów układów pomiarowych pracujących pod napięciem niebezpiecznym winny być uziemione.</text:p>
      <text:p text:style-name="P3">7. przy badaniu układów zasilanych napięciami <text:span text:style-name="T2">niebezpiecznymi należy postępować ściśle według wskazań nauczyciela.</text:span></text:p>
      <text:p text:style-name="P4">8. badany obwód mona włączyć pod napięcie po sprawdzeniu I udzieleniu zgody przez prowadzącego ćwiczenia nauczyciela oraz po stwierdzeniu że nikt nie dotyka elementów tego obwodu.</text:p>
      <text:p text:style-name="P4">9. zakaz dotykania przyrządów, przewodów, urządzeń ze szczególnym uwzględnieniem części nie izolowanych obowiązuje ciągle, gdy badany obwód znajduje się pod napięciem.</text:p>
      <text:p text:style-name="P4">10. nie należy dotykań bez istotnej potrzeby części uziemionych (kadłubów silników, obudów urządzeń elektrycznych, rurociągów wodnych I C.O.)</text:p>
      <text:p text:style-name="P4">11. zmiany w układzie połączeń, jak również demontaż obudów, mogą być dokonywane po wyłączeniu napięcia, upewnieniu się o jego braku I uzyskaniu zgody prowadzącego ćwiczenie nauczyciela.</text:p>
      <text:p text:style-name="P4">12. wymagana jest szczególna ostrozność przy czynnościach łączeniowych obwodów zawierających kondensatory o dużej pojemności I cewki o dużej indukcyjności.</text:p>
      <text:p text:style-name="P4">13. w pracowni podczas badania maszyn wirujących I urządzeń z częściami ruchomymi obowiązuje obranie obcisłe, ale nie krępujące ruchów, a długie włosy winny być zabezpieczone. Należy pamiętać że wirujący wałek, nawet gładki może pochwycić luźny element ubrania lub długie włosy.</text:p>
      <text:p text:style-name="P4">14. nie wolno dotykać części ruchomych ani hamować wyłączonych maszyn ręką lub nogą w celu szybkiego ich zatrzymania.</text:p>
      <text:p text:style-name="P4">15. w przypadku zaistnienia niebezpieczeństwa należy nacisnąć przycisk bezpieczeńśtwa wyłączający napięcie w całej pracowni. Przycisk ten jest koloru czerwonego I znajduje sie na każdym stanowisku na jego górnej krawędzi.</text:p>
      <text:p text:style-name="P4"/>
      <text:p text:style-name="P4"/>
      <text:p text:style-name="P8">Regulamin zajęć w pracoeni elektryczno-elektronicznej w ZSEEIM</text:p>
      <text:p text:style-name="P5"/>
      <text:p text:style-name="P5">prawidłowe finkcjonowanie pracowni wymaga przestrzeganie następujących ustaleń I reguł: </text:p>
      <text:p text:style-name="P6"><text:soft-page-break/><text:span text:style-name="T3"><text:tab/>1. sprawy porządkowe</text:span></text:p>
      <text:p text:style-name="P10">1. zajęcia odbywają się w godzinach określonych planem zajęć</text:p>
      <text:p text:style-name="P10">2. ćwiczenia są wykonywane w zespołach, w tworzeniu których biorą udział uczniowie.</text:p>
      <text:p text:style-name="P10">3. na danych zajęciach każdy zespół wykonuje inne ćwiczenie danej serii ćwiczeń.</text:p>
      <text:p text:style-name="P10">4. wszystkie zespoły rozpoczynają I kończą zajęcia jesdnocześnie.</text:p>
      <text:p text:style-name="P10">5. przebieg badań określa instrukcja pomiarowa bądź omówienie ćwiczenia.</text:p>
      <text:p text:style-name="P10">6. podczas ćwiczeń uczniowie zapisują wyniki pomiarów w zeszycie, który jest załącznikiem do sprawozdania.</text:p>
      <text:p text:style-name="P10">7. uczniowie którzy wykonali wszystkie pomiary przed zakończeniem zajęć, przystępują do sporządzenia sprawozdania z ćwiczenia.</text:p>
      <text:p text:style-name="P10">8. uczniowie, którzy <text:span text:style-name="T4">nie wykonali sprawozdania z ćwiczenia na zajęciach, wykonują je w domu I przedstawiają do oceny na najbliższych zajęciach.</text:span></text:p>
      <text:p text:style-name="P11">9. uczeń może opuścić pracownię po uzgodnieniu tego z nauczycielem.</text:p>
      <text:p text:style-name="P11">10. w pracoeni nie wolno spożywać posiłków.</text:p>
      <text:p text:style-name="P11">11. <text:s/>w przypadku nieobecności na zajęciach uczeń powinien odrobić zaległę ćwiczenie</text:p>
      <text:p text:style-name="P9"><text:tab/>2. wykonywanie ćwiczeń</text:p>
      <text:p text:style-name="P11">1. podczas wykonywania ćwiczenia należy postępować zgodnie z zaleceniami instrukcji bezpiecznej pracy oraz niniejszego regulaminu.</text:p>
      <text:p text:style-name="P11">2. każdy uczeń, który przystępuje do wykonywania ćwiczenia, musi być do tego przygotowany. W przeciwnym wypadku może nie być dopuszczony do zajęć, a ćwiczenie musi być wykonane w innym terminie.</text:p>
      <text:p text:style-name="P11">3. grupy ćwiczeniowe pobierają przyrządy za rewersem uzgodnionnym merytorycznie z nauczycielem. Zwrot po zakończeniu ćwiczenia jest powiązany ze sprawdzeniem ich stanu technicznego.</text:p>
      <text:p text:style-name="P11">4. zmontowany obwór podlega sprawdzeniu przez nayczyciela. Zgłoszenie może nastąpić w chwili, gdy nauczyciel nie jest zajęty na innym stanowisku.</text:p>
      <text:p text:style-name="P11">5. po wykonaniu każdej serii pomiarów należy obwód wyłączyć spod napięcia I zgłosić nauczycielowi.</text:p>
      <text:p text:style-name="P11">6. wynik pomiarów I badań należy notować starannie w uprzegnio przygotowanych tabelach.</text:p>
      <text:p text:style-name="P11">7. rozmowy podczas zajęć należy prowadzić półgłosem I tylko na tematy związane z ćwiczeniami.</text:p>
      <text:p text:style-name="P11">8. po wykonaniu ćwiczenia należy uporządkować stanowisko pimiarowe.</text:p>
      <text:p text:style-name="P11"/>
      <text:p text:style-name="P11"><text:span text:style-name="T3"><text:tab/>3. wykonywanie sprawozdania</text:span></text:p>
      <text:p text:style-name="P11">1. uczniowie wykonują sprawozdania indywidualnie</text:p>
      <text:p text:style-name="P11">2. sprawozdania należy wykonać pismem technicznych, przestrzegając norm rysunku technicznego. <text:span text:style-name="T5">Wykresy I charakterystyki sporządzać na papierze milimetrowym. Osie winny być opisane z zaznaczoną odpowiednio skalą (lin.; log.) na zakrzywieniach charakterystyk punkty pomiarowe należy zagęścić.</text:span></text:p>
      <text:p text:style-name="P12">3. sprawozdanie winno zawierać:</text:p>
      <text:p text:style-name="P12"><text:s/>a) temat ćwiczenia</text:p>
      <text:p text:style-name="P12"><text:s/>b) wykaz przyrządów zawierający typ I numer przyrządu. </text:p>
      <text:p text:style-name="P12"><text:s/>c) schematy pomiarowe stosowane w ćwiczeniu.</text:p>
      <text:p text:style-name="P12"><text:s/>d) schematy zasadnicze (ideowe) badanych układów.</text:p>
      <text:p text:style-name="P12"><text:s/>e) tabele z wynikami pomiarów </text:p>
      <text:p text:style-name="P12"><text:s/>f) wykresy I charakterystyki sporządzone na podstawie wyników pomiarów. </text:p>
      <text:p text:style-name="P12"><text:s/>g) obliczenia przykładowe parametrów. </text:p>
      <text:p text:style-name="P12"><text:s/>h) wnioski sporządzone na podstawie przeprowadzonych badań. </text:p>
      <text:p text:style-name="P12">4. wnioski powinny zawierać omówienie następujących zagadnień.</text:p>
      <text:p text:style-name="P12"><text:s/>a) czy badane przebiegi I charakterystyki są zgodne z teoretycznymi?</text:p>
      <text:p text:style-name="P12"><text:s/>b) czy systępują różnice między wynikami teoretycznymi a zmierzonymi</text:p>
      <text:p text:style-name="P12"><text:s/>c) jakie są przyczyny występowania ewentualnych rozbierzności między wielkościami zmierzonymi teoretycznie.</text:p>
      <text:p text:style-name="P12"><text:soft-page-break/>d) jaka jest dokładność stosowanych metod pomiarowych.</text:p>
      <text:p text:style-name="P12">5. sprawozdanie z poprzedniego ćwiczenia powinno być oddane na następnych zajęciach</text:p>
      <text:p text:style-name="P12"><text:span text:style-name="T3"><text:tab/>4. ocenianie</text:span></text:p>
      <text:p text:style-name="P12">1. sprawozdania podlegają ocenie, po wykonaniu każdego ćwiczenia.</text:p>
      <text:p text:style-name="P12">2. po zakończeniu serii ćwiczeń następuje pisemny sprawdzian wiadomości. Warunkiem dopuszczenia do sprawdzoanu jest wykonanie ćwiczenia I oddanie do oceny sprawozdań z danej serii ćwiczeń.</text:p>
      <text:p text:style-name="P12">3. uczeń uzyskuje na semestr ocenę pozytywną pod warunkiem wykonania wszystkich ćwiczeń I uzyskania pozytywnych ocen ze sprawozdań I sprawdzianów pisemnych wiadomości objętych planem pracowni danego semestru.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2:12:26.738601662</meta:creation-date>
    <dc:date>2024-09-16T13:45:10.873522960</dc:date>
    <meta:editing-duration>PT1M56S</meta:editing-duration>
    <meta:editing-cycles>1</meta:editing-cycles>
    <meta:document-statistic meta:table-count="0" meta:image-count="0" meta:object-count="0" meta:page-count="3" meta:paragraph-count="68" meta:word-count="877" meta:character-count="6806" meta:non-whitespace-character-count="5970"/>
    <meta:generator>LibreOffice/24.2.5.2$Linux_X86_64 LibreOffice_project/420$Build-2</meta:generator>
  </office:meta>
</office:document-meta>
</file>